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513in" text:min-label-width="0.25in" text:list-level-position-and-space-mode="label-alignment">
          <style:list-level-label-alignment text:label-followed-by="listtab" fo:margin-left="0.701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13in" text:min-label-width="0.25in" text:list-level-position-and-space-mode="label-alignment">
          <style:list-level-label-alignment text:label-followed-by="listtab" fo:margin-left="1.2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63in" text:min-label-width="0.125in" text:list-level-position-and-space-mode="label-alignment">
          <style:list-level-label-alignment text:label-followed-by="listtab" fo:margin-left="1.7013in" fo:text-indent="-0.125in"/>
        </style:list-level-properties>
      </text:list-level-style-number>
      <text:list-level-style-number text:level="4" style:num-suffix="." style:num-format="1">
        <style:list-level-properties text:space-before="1.9513in" text:min-label-width="0.25in" text:list-level-position-and-space-mode="label-alignment">
          <style:list-level-label-alignment text:label-followed-by="listtab" fo:margin-left="2.2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13in" text:min-label-width="0.25in" text:list-level-position-and-space-mode="label-alignment">
          <style:list-level-label-alignment text:label-followed-by="listtab" fo:margin-left="2.7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63in" text:min-label-width="0.125in" text:list-level-position-and-space-mode="label-alignment">
          <style:list-level-label-alignment text:label-followed-by="listtab" fo:margin-left="3.2013in" fo:text-indent="-0.125in"/>
        </style:list-level-properties>
      </text:list-level-style-number>
      <text:list-level-style-number text:level="7" style:num-suffix="." style:num-format="1">
        <style:list-level-properties text:space-before="3.4513in" text:min-label-width="0.25in" text:list-level-position-and-space-mode="label-alignment">
          <style:list-level-label-alignment text:label-followed-by="listtab" fo:margin-left="3.7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13in" text:min-label-width="0.25in" text:list-level-position-and-space-mode="label-alignment">
          <style:list-level-label-alignment text:label-followed-by="listtab" fo:margin-left="4.2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63in" text:min-label-width="0.125in" text:list-level-position-and-space-mode="label-alignment">
          <style:list-level-label-alignment text:label-followed-by="listtab" fo:margin-left="4.701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fo:font-size="13pt" style:font-size-asian="13pt" style:font-size-complex="13pt"/>
    </style:style>
    <style:style style:name="P2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3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8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P9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1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" style:parent-style-name="DefaultParagraphFont" style:family="text">
      <style:text-properties style:font-name="Calibri"/>
    </style:style>
    <style:style style:name="T12" style:parent-style-name="DefaultParagraphFont" style:family="text">
      <style:text-properties style:font-name="Calibri" fo:language="en" fo:country="US"/>
    </style:style>
    <style:style style:name="T13" style:parent-style-name="DefaultParagraphFont" style:family="text">
      <style:text-properties style:font-name="Calibri" fo:language="en" fo:country="US"/>
    </style:style>
    <style:style style:name="T14" style:parent-style-name="DefaultParagraphFont" style:family="text">
      <style:text-properties style:font-name="Calibri"/>
    </style:style>
    <style:style style:name="P15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1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17" style:parent-style-name="Standard" style:family="paragraph">
      <style:paragraph-properties>
        <style:tab-stops>
          <style:tab-stop style:type="left" style:position="0.3784in"/>
          <style:tab-stop style:type="left" style:position="0.6868in"/>
        </style:tab-stops>
      </style:paragraph-properties>
      <style:text-properties style:font-name="Calibri"/>
    </style:style>
    <style:style style:name="P18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1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1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2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3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4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5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2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7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29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1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32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3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4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5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36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7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38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  <style:text-properties style:font-name="Calibri"/>
    </style:style>
    <style:style style:name="P39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40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1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2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3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44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45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46" style:parent-style-name="DefaultParagraphFont" style:family="text">
      <style:text-properties style:font-name="Calibri"/>
    </style:style>
    <style:style style:name="P47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 fo:language="en" fo:country="US"/>
    </style:style>
    <style:style style:name="P48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49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0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1" style:parent-style-name="Standard" style:family="paragraph">
      <style:paragraph-properties fo:margin-left="0.5in" fo:text-indent="-0.2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2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53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54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55" style:parent-style-name="DefaultParagraphFont" style:family="text">
      <style:text-properties style:font-name="Calibri"/>
    </style:style>
    <style:style style:name="T56" style:parent-style-name="DefaultParagraphFont" style:family="text">
      <style:text-properties style:font-name="Calibri"/>
    </style:style>
    <style:style style:name="T57" style:parent-style-name="DefaultParagraphFont" style:family="text">
      <style:text-properties style:font-name="Calibri" fo:font-style="italic" style:font-style-asian="italic" style:font-style-complex="italic"/>
    </style:style>
    <style:style style:name="T58" style:parent-style-name="DefaultParagraphFont" style:family="text">
      <style:text-properties style:font-name="Calibri"/>
    </style:style>
    <style:style style:name="P59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0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61" style:parent-style-name="DefaultParagraphFont" style:family="text">
      <style:text-properties style:font-name="Calibri"/>
    </style:style>
    <style:style style:name="T62" style:parent-style-name="DefaultParagraphFont" style:family="text">
      <style:text-properties style:font-name="Calibri" fo:language="en" fo:country="US"/>
    </style:style>
    <style:style style:name="P63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4" style:parent-style-name="Standard" style:list-style-name="LFO2" style:family="paragraph">
      <style:paragraph-properties>
        <style:tab-stops>
          <style:tab-stop style:type="left" style:position="-1.0583in"/>
          <style:tab-stop style:type="left" style:position="-0.75in"/>
        </style:tab-stops>
      </style:paragraph-properties>
      <style:text-properties style:font-name="Calibri"/>
    </style:style>
    <style:style style:name="P65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66" style:parent-style-name="Standard" style:family="paragraph">
      <style:paragraph-properties fo:margin-left="0.5in">
        <style:tab-stops>
          <style:tab-stop style:type="left" style:position="-0.0583in"/>
          <style:tab-stop style:type="left" style:position="0.25in"/>
        </style:tab-stops>
      </style:paragraph-properties>
    </style:style>
    <style:style style:name="T67" style:parent-style-name="DefaultParagraphFont" style:family="text">
      <style:text-properties style:font-name="Calibri"/>
    </style:style>
    <style:style style:name="T68" style:parent-style-name="DefaultParagraphFont" style:family="text">
      <style:text-properties style:font-name="Calibri" fo:language="en" fo:country="US"/>
    </style:style>
    <style:style style:name="P69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 fo:language="en" fo:country="US"/>
    </style:style>
    <style:style style:name="P70" style:parent-style-name="Normal" style:family="paragraph">
      <style:paragraph-properties fo:break-before="page"/>
      <style:text-properties style:font-name="Calibri" fo:font-size="13pt" style:font-size-asian="13pt" style:font-size-complex="13pt"/>
    </style:style>
    <style:style style:name="P71" style:parent-style-name="Standard" style:family="paragraph">
      <style:text-properties style:font-name="Calibri" fo:font-size="13pt" style:font-size-asian="13pt" style:font-size-complex="13pt"/>
    </style:style>
    <style:style style:name="P72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73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78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P79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81" style:parent-style-name="DefaultParagraphFont" style:family="text">
      <style:text-properties style:font-name="Calibri" fo:language="en" fo:country="US"/>
    </style:style>
    <style:style style:name="T82" style:parent-style-name="DefaultParagraphFont" style:family="text">
      <style:text-properties style:font-name="Calibri"/>
    </style:style>
    <style:style style:name="P8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4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5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86" style:parent-style-name="DefaultParagraphFont" style:family="text">
      <style:text-properties style:font-name="Calibri" fo:language="en" fo:country="US"/>
    </style:style>
    <style:style style:name="T87" style:parent-style-name="DefaultParagraphFont" style:family="text">
      <style:text-properties style:font-name="Calibri"/>
    </style:style>
    <style:style style:name="P88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89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91" style:parent-style-name="DefaultParagraphFont" style:family="text">
      <style:text-properties style:font-name="Calibri" fo:language="en" fo:country="US"/>
    </style:style>
    <style:style style:name="T92" style:parent-style-name="DefaultParagraphFont" style:family="text">
      <style:text-properties style:font-name="Calibri"/>
    </style:style>
    <style:style style:name="P9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4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95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96" style:parent-style-name="DefaultParagraphFont" style:family="text">
      <style:text-properties style:font-name="Calibri" fo:language="en" fo:country="US"/>
    </style:style>
    <style:style style:name="T97" style:parent-style-name="DefaultParagraphFont" style:family="text">
      <style:text-properties style:font-name="Calibri"/>
    </style:style>
    <style:style style:name="P98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99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00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01" style:parent-style-name="DefaultParagraphFont" style:family="text">
      <style:text-properties style:font-name="Calibri" fo:language="en" fo:country="US"/>
    </style:style>
    <style:style style:name="T102" style:parent-style-name="DefaultParagraphFont" style:family="text">
      <style:text-properties style:font-name="Calibri" fo:language="en" fo:country="US"/>
    </style:style>
    <style:style style:name="T103" style:parent-style-name="DefaultParagraphFont" style:family="text">
      <style:text-properties style:font-name="Calibri"/>
    </style:style>
    <style:style style:name="P104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05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0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07" style:parent-style-name="DefaultParagraphFont" style:family="text">
      <style:text-properties style:font-name="Calibri" fo:language="en" fo:country="US"/>
    </style:style>
    <style:style style:name="T108" style:parent-style-name="DefaultParagraphFont" style:family="text">
      <style:text-properties style:font-name="Calibri"/>
    </style:style>
    <style:style style:name="P109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10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11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2" style:parent-style-name="DefaultParagraphFont" style:family="text">
      <style:text-properties style:font-name="Calibri" fo:language="en" fo:country="US"/>
    </style:style>
    <style:style style:name="T113" style:parent-style-name="DefaultParagraphFont" style:family="text">
      <style:text-properties style:font-name="Calibri"/>
    </style:style>
    <style:style style:name="P114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15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16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17" style:parent-style-name="DefaultParagraphFont" style:family="text">
      <style:text-properties style:font-name="Calibri" fo:language="en" fo:country="US"/>
    </style:style>
    <style:style style:name="T118" style:parent-style-name="DefaultParagraphFont" style:family="text">
      <style:text-properties style:font-name="Calibri" fo:language="en" fo:country="US"/>
    </style:style>
    <style:style style:name="T119" style:parent-style-name="DefaultParagraphFont" style:family="text">
      <style:text-properties style:font-name="Calibri"/>
    </style:style>
    <style:style style:name="P120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21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22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23" style:parent-style-name="DefaultParagraphFont" style:family="text">
      <style:text-properties style:font-name="Calibri" fo:language="en" fo:country="US"/>
    </style:style>
    <style:style style:name="T124" style:parent-style-name="DefaultParagraphFont" style:family="text">
      <style:text-properties style:font-name="Calibri"/>
    </style:style>
    <style:style style:name="P125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26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27" style:parent-style-name="Standard" style:family="paragraph">
      <style:paragraph-properties fo:margin-left="0.5in">
        <style:tab-stops>
          <style:tab-stop style:type="left" style:position="-0.1215in"/>
          <style:tab-stop style:type="left" style:position="0.1868in"/>
        </style:tab-stops>
      </style:paragraph-properties>
    </style:style>
    <style:style style:name="T128" style:parent-style-name="DefaultParagraphFont" style:family="text">
      <style:text-properties style:font-name="Calibri" fo:language="en" fo:country="US"/>
    </style:style>
    <style:style style:name="T129" style:parent-style-name="DefaultParagraphFont" style:family="text">
      <style:text-properties style:font-name="Calibri" fo:language="en" fo:country="US"/>
    </style:style>
    <style:style style:name="T130" style:parent-style-name="DefaultParagraphFont" style:family="text">
      <style:text-properties style:font-name="Calibri"/>
    </style:style>
    <style:style style:name="P131" style:parent-style-name="Standard" style:family="paragraph">
      <style:paragraph-properties>
        <style:tab-stops>
          <style:tab-stop style:type="left" style:position="-0.0583in"/>
          <style:tab-stop style:type="left" style:position="0.25in"/>
        </style:tab-stops>
      </style:paragraph-properties>
      <style:text-properties style:font-name="Calibri"/>
    </style:style>
    <style:style style:name="P132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3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4" style:parent-style-name="Standard" style:list-style-name="LFO1" style:family="paragraph">
      <style:paragraph-properties fo:margin-left="0in" fo:text-indent="0in">
        <style:tab-stops>
          <style:tab-stop style:type="left" style:position="0.25in"/>
          <style:tab-stop style:type="left" style:position="0.3083in"/>
        </style:tab-stops>
      </style:paragraph-properties>
    </style:style>
    <style:style style:name="T135" style:parent-style-name="DefaultParagraphFont" style:family="text">
      <style:text-properties style:font-name="Calibri" fo:font-size="13pt" style:font-size-asian="13pt" style:font-size-complex="13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="Calibri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7" style:parent-style-name="Standard" style:family="paragraph">
      <style:paragraph-properties>
        <style:tab-stops>
          <style:tab-stop style:type="left" style:position="0.25in"/>
          <style:tab-stop style:type="left" style:position="0.3083in"/>
        </style:tab-stops>
      </style:paragraph-properties>
      <style:text-properties style:font-name="Calibri" fo:font-size="13pt" style:font-size-asian="13pt" style:font-size-complex="13pt"/>
    </style:style>
    <style:style style:name="P138" style:parent-style-name="Standard" style:family="paragraph">
      <style:paragraph-properties fo:margin-left="0.25in">
        <style:tab-stops>
          <style:tab-stop style:type="left" style:position="0.1916in"/>
          <style:tab-stop style:type="left" style:position="0.5in"/>
        </style:tab-stops>
      </style:paragraph-properties>
      <style:text-properties style:font-name="Calibri"/>
    </style:style>
    <style:style style:name="P13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40" style:parent-style-name="DefaultParagraphFont" style:family="text">
      <style:text-properties style:font-name="Calibri"/>
    </style:style>
    <style:style style:name="P14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4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5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7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6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75" style:parent-style-name="DefaultParagraphFont" style:family="text">
      <style:text-properties style:font-name="Calibri"/>
    </style:style>
    <style:style style:name="T176" style:parent-style-name="DefaultParagraphFont" style:family="text">
      <style:text-properties style:font-name="Calibri" fo:language="en" fo:country="US"/>
    </style:style>
    <style:style style:name="T177" style:parent-style-name="DefaultParagraphFont" style:family="text">
      <style:text-properties style:font-name="Calibri"/>
    </style:style>
    <style:style style:name="P178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79" style:parent-style-name="Standard" style:list-style-name="LFO3" style:family="paragraph">
      <style:paragraph-properties>
        <style:tab-stops>
          <style:tab-stop style:type="left" style:position="-1.6625in"/>
          <style:tab-stop style:type="left" style:position="-1.3541in"/>
        </style:tab-stops>
      </style:paragraph-properties>
    </style:style>
    <style:style style:name="T180" style:parent-style-name="DefaultParagraphFont" style:family="text">
      <style:text-properties style:font-name="Calibri"/>
    </style:style>
    <style:style style:name="P181" style:parent-style-name="Standard" style:list-style-name="LFO3" style:family="paragraph">
      <style:paragraph-properties>
        <style:tab-stops>
          <style:tab-stop style:type="left" style:position="-1.6625in"/>
          <style:tab-stop style:type="left" style:position="-1.3541in"/>
        </style:tab-stops>
      </style:paragraph-properties>
      <style:text-properties style:font-name="Calibri" fo:language="en" fo:country="US"/>
    </style:style>
    <style:style style:name="P182" style:parent-style-name="Standard" style:list-style-name="LFO3" style:family="paragraph">
      <style:paragraph-properties>
        <style:tab-stops>
          <style:tab-stop style:type="left" style:position="-1.6625in"/>
          <style:tab-stop style:type="left" style:position="-1.3541in"/>
        </style:tab-stops>
      </style:paragraph-properties>
      <style:text-properties style:font-name="Calibri" fo:language="en" fo:country="US"/>
    </style:style>
    <style:style style:name="P183" style:parent-style-name="Standard" style:list-style-name="LFO3" style:family="paragraph">
      <style:paragraph-properties>
        <style:tab-stops>
          <style:tab-stop style:type="left" style:position="-1.6625in"/>
          <style:tab-stop style:type="left" style:position="-1.3541in"/>
        </style:tab-stops>
      </style:paragraph-properties>
      <style:text-properties style:font-name="Calibri" fo:language="en" fo:country="US"/>
    </style:style>
    <style:style style:name="P184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5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6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7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  <style:text-properties style:font-name="Calibri" fo:language="en" fo:country="US"/>
    </style:style>
    <style:style style:name="P188" style:parent-style-name="Standard" style:family="paragraph">
      <style:paragraph-properties fo:margin-left="0.4513in">
        <style:tab-stops>
          <style:tab-stop style:type="left" style:position="-0.0097in"/>
          <style:tab-stop style:type="left" style:position="0.2986in"/>
        </style:tab-stops>
      </style:paragraph-properties>
    </style:style>
    <style:style style:name="T189" style:parent-style-name="DefaultParagraphFont" style:family="text">
      <style:text-properties style:font-name="Calibri" fo:language="en" fo:country="US"/>
    </style:style>
    <style:style style:name="T190" style:parent-style-name="DefaultParagraphFont" style:family="text">
      <style:text-properties style:font-name="Calibri"/>
    </style:style>
    <style:style style:name="T191" style:parent-style-name="DefaultParagraphFont" style:family="text">
      <style:text-properties style:font-name="Calibri"/>
    </style:style>
    <style:style style:name="P192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93" style:parent-style-name="DefaultParagraphFont" style:family="text">
      <style:text-properties style:font-name="Calibri" fo:language="en" fo:country="US"/>
    </style:style>
    <style:style style:name="P194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95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196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197" style:parent-style-name="DefaultParagraphFont" style:family="text">
      <style:text-properties style:font-name="Calibri"/>
    </style:style>
    <style:style style:name="T198" style:parent-style-name="DefaultParagraphFont" style:family="text">
      <style:text-properties style:font-name="Calibri" fo:language="en" fo:country="US"/>
    </style:style>
    <style:style style:name="T199" style:parent-style-name="DefaultParagraphFont" style:family="text">
      <style:text-properties style:font-name="Calibri"/>
    </style:style>
    <style:style style:name="T200" style:parent-style-name="DefaultParagraphFont" style:family="text">
      <style:text-properties style:font-name="Calibri"/>
    </style:style>
    <style:style style:name="T201" style:parent-style-name="DefaultParagraphFont" style:family="text">
      <style:text-properties style:font-name="Calibri" fo:language="en" fo:country="US"/>
    </style:style>
    <style:style style:name="T202" style:parent-style-name="DefaultParagraphFont" style:family="text">
      <style:text-properties style:font-name="Calibri"/>
    </style:style>
    <style:style style:name="P203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204" style:parent-style-name="DefaultParagraphFont" style:family="text">
      <style:text-properties style:font-name="Calibri"/>
    </style:style>
    <style:style style:name="T205" style:parent-style-name="DefaultParagraphFont" style:family="text">
      <style:text-properties style:font-name="Calibri"/>
    </style:style>
    <style:style style:name="T206" style:parent-style-name="DefaultParagraphFont" style:family="text">
      <style:text-properties style:font-name="Calibri"/>
    </style:style>
    <style:style style:name="T207" style:parent-style-name="DefaultParagraphFont" style:family="text">
      <style:text-properties style:font-name="Calibri" fo:language="en" fo:country="US"/>
    </style:style>
    <style:style style:name="T208" style:parent-style-name="DefaultParagraphFont" style:family="text">
      <style:text-properties style:font-name="Calibri"/>
    </style:style>
    <style:style style:name="P209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210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  <style:text-properties style:font-name="Calibri"/>
    </style:style>
    <style:style style:name="P211" style:parent-style-name="Standard" style:family="paragraph">
      <style:paragraph-properties>
        <style:tab-stops>
          <style:tab-stop style:type="left" style:position="0.4416in"/>
          <style:tab-stop style:type="left" style:position="0.75in"/>
        </style:tab-stops>
      </style:paragraph-properties>
    </style:style>
    <style:style style:name="T212" style:parent-style-name="DefaultParagraphFont" style:family="text">
      <style:text-properties style:font-name="Calibri"/>
    </style:style>
    <style:style style:name="T213" style:parent-style-name="DefaultParagraphFont" style:family="text">
      <style:text-properties style:font-name="Calibri"/>
    </style:style>
    <style:style style:name="T214" style:parent-style-name="DefaultParagraphFont" style:family="text">
      <style:text-properties style:font-name="Calibri"/>
    </style:style>
    <style:style style:name="T215" style:parent-style-name="DefaultParagraphFont" style:family="text">
      <style:text-properties style:font-name="Calibri"/>
    </style:style>
    <style:style style:name="T216" style:parent-style-name="DefaultParagraphFont" style:family="text">
      <style:text-properties style:font-name="Calibri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<text:span text:style-name="T3">Makefile.uc.mk<text:s/></text:span><text:span text:style-name="T4">Local</text:span><text:span text:style-name="T5"><text:s/></text:span><text:span text:style-name="T6">Variables</text:span></text:p>
        </text:list-item>
      </text:list>
      <text:p text:style-name="P7"><text:s text:c="6"/>Local variables are only visible during compilation of current module.</text:p>
      <text:p text:style-name="P8"/>
      <text:list text:style-name="LFO2" text:continue-numbering="true">
        <text:list-item>
          <text:p text:style-name="P9">INCLUDE_THIS_COMPONENT.</text:p>
        </text:list-item>
      </text:list>
      <text:p text:style-name="P10"><text:span text:style-name="T11">If this value is equal to ‘y’</text:span><text:span text:style-name="T12"><text:s/>( or array of y’s:<text:s/></text:span><text:span text:style-name="T13">“y y y”)</text:span><text:span text:style-name="T14"><text:s/>then this module will be included in build.</text:span></text:p>
      <text:p text:style-name="P15">All other values will be interpreted as ‘no’ and module will not be included in build.</text:p>
      <text:p text:style-name="P16">example: INCLUDE_THIS_COMPONENT := y</text:p>
      <text:p text:style-name="P17"/>
      <text:list text:style-name="LFO2" text:continue-numbering="true">
        <text:list-item>
          <text:p text:style-name="P18">SRC.</text:p>
        </text:list-item>
      </text:list>
      <text:p text:style-name="P19">Add the files for compilations to this variable (for example: SRC += <text:s/>foo.c) .</text:p>
      <text:p text:style-name="P20">Supported types<text:s/></text:p>
      <text:p text:style-name="P21">.c <text:s text:c="13"/>- C compiler will be used.</text:p>
      <text:p text:style-name="P22">.cc, .cpp <text:s text:c="2"/>- C++ compiler will be used.</text:p>
      <text:p text:style-name="P23">.s, .S <text:s text:c="9"/>- Assembler will be used.</text:p>
      <text:p text:style-name="P24"/>
      <text:list text:style-name="LFO2" text:continue-numbering="true">
        <text:list-item>
          <text:p text:style-name="P25">SPEED_CRITICAL_FILES.</text:p>
        </text:list-item>
      </text:list>
      <text:p text:style-name="P26">In supported architecture, files listed in this variable, will be optimized for<text:s/>speed.</text:p>
      <text:p text:style-name="P27">For example, in architecture with slow flash and fast RAM, functions/variable from these files</text:p>
      <text:p text:style-name="P28">will be located in RAM.</text:p>
      <text:p text:style-name="P29">sample usage: SPEED_CRITICAL_FILE += foo.c</text:p>
      <text:p text:style-name="P30"/>
      <text:list text:style-name="LFO2" text:continue-numbering="true">
        <text:list-item>
          <text:p text:style-name="P31">INCLUDE_DIR.</text:p>
        </text:list-item>
      </text:list>
      <text:p text:style-name="P32">Add additional path for looking after included files.</text:p>
      <text:p text:style-name="P33">sample usage: INCLUDE_DIR += /lib/include <text:s text:c="6"/>or <text:s text:c="3"/>INCLUDE_DIR += ../foo_dir</text:p>
      <text:p text:style-name="P34"/>
      <text:list text:style-name="LFO2" text:continue-numbering="true">
        <text:list-item>
          <text:p text:style-name="P35">DEFINES.</text:p>
        </text:list-item>
      </text:list>
      <text:p text:style-name="P36">Add additional defines.</text:p>
      <text:p text:style-name="P37">sample usage: DEFINES += USE_FIXED_POINT <text:s text:c="3"/>or <text:s text:c="3"/>DEFINES += VER_STR=”ver0.1"</text:p>
      <text:p text:style-name="P38"><text:tab/></text:p>
      <text:list text:style-name="LFO2" text:continue-numbering="true">
        <text:list-item>
          <text:p text:style-name="P39">CFLAGS.</text:p>
        </text:list-item>
      </text:list>
      <text:p text:style-name="P40">Additional flags for C compiler.</text:p>
      <text:p text:style-name="P41">example: <text:s/>CFLAGS += -Wpedantic</text:p>
      <text:p text:style-name="P42"/>
      <text:list text:style-name="LFO2" text:continue-numbering="true">
        <text:list-item>
          <text:p text:style-name="P43">CPPFLAGS.</text:p>
        </text:list-item>
      </text:list>
      <text:p text:style-name="P44">Additional flags for C++ compiler.</text:p>
      <text:p text:style-name="P45"><text:span text:style-name="T46">example: <text:s/>CPPFLAGS += -fno-nonansi-builtins</text:span></text:p>
      <text:p text:style-name="P47"/>
      <text:list text:style-name="LFO2" text:continue-numbering="true">
        <text:list-item>
          <text:p text:style-name="P48">ASMFLAGS.</text:p>
        </text:list-item>
      </text:list>
      <text:p text:style-name="P49">Additional flags for assembler compiler.</text:p>
      <text:p text:style-name="P50">example: <text:s/>ASMFLAGS += -x assembler-with-cpp</text:p>
      <text:p text:style-name="P51"/>
      <text:list text:style-name="LFO2" text:continue-numbering="true">
        <text:list-item>
          <text:p text:style-name="P52">ADDITIONAL_DEPS.</text:p>
        </text:list-item>
      </text:list>
      <text:p text:style-name="P53">Additional dependencies files.</text:p>
      <text:p text:style-name="P54"><text:span text:style-name="T55">These files will be<text:s/></text:span><text:span text:style-name="T56">added to list of dependencies for<text:s/></text:span><text:span text:style-name="T57">make</text:span><text:span text:style-name="T58"><text:s/>utility. These files are checked for changes</text:span></text:p>
      <text:p text:style-name="P59">before deciding whether perform compilation or skip it.<text:s/></text:p>
      <text:p text:style-name="P60"><text:span text:style-name="T61">example: <text:s/>ADDITIONAL_DEPS +=<text:s/></text:span><text:span text:style-name="T62">src/file.c</text:span></text:p>
      <text:p text:style-name="P63"/>
      <text:list text:style-name="LFO2" text:continue-numbering="true">
        <text:list-item>
          <text:p text:style-name="P64">VPATH.</text:p>
        </text:list-item>
      </text:list>
      <text:p text:style-name="P65">This is built-in (in make utility) variable to add search path for<text:s/>looking after files.</text:p>
      <text:p text:style-name="P66"><text:span text:style-name="T67">example: <text:s/>VPATH +=<text:s/></text:span><text:span text:style-name="T68">src/commands/</text:span></text:p>
      <text:p text:style-name="P69"/>
      <text:p text:style-name="P70"/>
      <text:p text:style-name="P71"/>
      <text:list text:style-name="LFO1" text:continue-numbering="true">
        <text:list-item>
          <text:p text:style-name="P72"><text:span text:style-name="T73">Makefile.uc.mk<text:s/></text:span><text:span text:style-name="T74">Global</text:span><text:span text:style-name="T75"><text:s/></text:span><text:span text:style-name="T76">Variables</text:span></text:p>
        </text:list-item>
      </text:list>
      <text:p text:style-name="P77"><text:s text:c="6"/>Global variables updated and visible for all compiled modules.</text:p>
      <text:p text:style-name="P78"/>
      <text:p text:style-name="P79">1. COMPILER_HOST_OS.</text:p>
      <text:p text:style-name="P80"><text:span text:style-name="T81">Read only variable. Contain the name of host OS (windows, linux, …)</text:span><text:span text:style-name="T82">.</text:span></text:p>
      <text:p text:style-name="P83"/>
      <text:p text:style-name="P84">2.<text:s/>DATE_STR.</text:p>
      <text:p text:style-name="P85"><text:span text:style-name="T86">Read only variable. Contain the current date</text:span><text:span text:style-name="T87">.</text:span></text:p>
      <text:p text:style-name="P88"/>
      <text:p text:style-name="P89">3. TIME_STR.</text:p>
      <text:p text:style-name="P90"><text:span text:style-name="T91">Read only variable. Contain the current time</text:span><text:span text:style-name="T92">.</text:span></text:p>
      <text:p text:style-name="P93"/>
      <text:p text:style-name="P94">4. APP_ROOT_DIR.</text:p>
      <text:p text:style-name="P95"><text:span text:style-name="T96">Read only variable. Contain the path to main folder of project</text:span><text:span text:style-name="T97">.</text:span></text:p>
      <text:p text:style-name="P98"/>
      <text:p text:style-name="P99">5. OUT_DIR.</text:p>
      <text:p text:style-name="P100"><text:span text:style-name="T101">Read only variable. Contain the path to the<text:s/></text:span><text:span text:style-name="T102">folder of compilation outputs</text:span><text:span text:style-name="T103">.</text:span></text:p>
      <text:p text:style-name="P104"/>
      <text:p text:style-name="P105">6. PROJECT_NAME.</text:p>
      <text:p text:style-name="P106"><text:span text:style-name="T107">Read only variable. Contain the name of project</text:span><text:span text:style-name="T108">.</text:span></text:p>
      <text:p text:style-name="P109"/>
      <text:p text:style-name="P110">7. OUTPUT_APP_NAME.</text:p>
      <text:p text:style-name="P111"><text:span text:style-name="T112">Read only variable. Contain the main part of output name</text:span><text:span text:style-name="T113">.</text:span></text:p>
      <text:p text:style-name="P114"/>
      <text:p text:style-name="P115">8. COMMON_PUBLIC_DIR.</text:p>
      <text:p text:style-name="P116"><text:span text:style-name="T117">Read only variable. Contain the path to common_public re</text:span><text:span text:style-name="T118">pository</text:span><text:span text:style-name="T119">.</text:span></text:p>
      <text:p text:style-name="P120"/>
      <text:p text:style-name="P121">9. PARENT_OF_COMMON_PUBLIC_DIR.</text:p>
      <text:p text:style-name="P122"><text:span text:style-name="T123">Read only variable. Contain the path to folder that contains common_public repository</text:span><text:span text:style-name="T124">.</text:span></text:p>
      <text:p text:style-name="P125"/>
      <text:p text:style-name="P126">9. EXTERNAL_SOURCE_ROOT_DIR.</text:p>
      <text:p text:style-name="P127"><text:span text:style-name="T128">Read only variable. Contain the path to folder that contains third party projects and<text:s/></text:span><text:span text:style-name="T129">repositories</text:span><text:span text:style-name="T130">.</text:span></text:p>
      <text:p text:style-name="P131"/>
      <text:p text:style-name="P132"/>
      <text:p text:style-name="P133"/>
      <text:list text:style-name="LFO1" text:continue-numbering="true">
        <text:list-item>
          <text:p text:style-name="P134"><text:span text:style-name="T135">Makefile.uc.mk<text:s/></text:span><text:span text:style-name="T136">Useful Functions</text:span></text:p>
        </text:list-item>
      </text:list>
      <text:p text:style-name="P137"><text:s text:c="6"/>Global variables updated and visible for all compiled modules.</text:p>
      <text:p text:style-name="P138"/>
      <text:p text:style-name="P139"><text:span text:style-name="T140"><text:s text:c="7"/>1. ADD_TO_GLOBAL_DEFINES()</text:span></text:p>
      <text:p text:style-name="P141"><text:s text:c="12"/>usage: <text:s/>DUMMY := $(call ADD_TO_GLOBAL_DEFINES, your_define)</text:p>
      <text:p text:style-name="P142"><text:s text:c="25"/>DUMMY<text:s/>:= <text:s/>$(call ADD_TO_GLOBAL_DEFINES, your_define=xx)</text:p>
      <text:p text:style-name="P143"><text:s text:c="12"/>This function will add ‘define’ (ex. : -D, #define in C/C++) variable to compilation line for all compiled files.</text:p>
      <text:p text:style-name="P144"/>
      <text:p text:style-name="P145"><text:s text:c="7"/>2. ADD_TO_GLOBAL_INCLUDE_PATH()</text:p>
      <text:soft-page-break/>
      <text:p text:style-name="P146"><text:s text:c="12"/>usage: <text:s/>DUMMY := $(call ADD_TO_GLOBAL_INCLUDE_PATH, your/include/path)</text:p>
      <text:p text:style-name="P147"><text:s text:c="12"/>This function will add search path for includes (ex. : -I in C/C++) to compilation line for all compiled files.</text:p>
      <text:p text:style-name="P148"/>
      <text:p text:style-name="P149"><text:s text:c="7"/>3. ADD_TO_GLOBAL_CFLAGS()</text:p>
      <text:p text:style-name="P150"><text:s text:c="12"/>usage: <text:s/>DUMMY := $(call ADD_TO_GLOBAL_CFLAGS, flag)</text:p>
      <text:p text:style-name="P151"><text:s text:c="12"/>This function will add additional C flag to all compilation of all c files.</text:p>
      <text:p text:style-name="P152"/>
      <text:p text:style-name="P153"><text:s text:c="7"/>4. ADD_TO_GLOBAL_LDLAGS()</text:p>
      <text:p text:style-name="P154"><text:s text:c="12"/>usage: <text:s/>DUMMY := $(call ADD_TO_GLOBAL_LDFLAGS, flag)</text:p>
      <text:p text:style-name="P155"><text:s text:c="12"/>This function will add additional linker flag.</text:p>
      <text:p text:style-name="P156"/>
      <text:p text:style-name="P157"><text:s text:c="7"/>5. ADD_TO_GLOBAL_LIBS()</text:p>
      <text:p text:style-name="P158"><text:s text:c="12"/>usage: <text:s/>DUMMY := $(call ADD_TO_GLOBAL_LIBS, your_lib)</text:p>
      <text:p text:style-name="P159"><text:s text:c="12"/>This function will add additional library file for linkage. The filename will be formatted automatically,</text:p>
      <text:p text:style-name="P160"><text:s text:c="12"/>according to linker syntax.<text:s/>For example: for GCC use libfoo.a, it will be added to linker as -lfoo flag.</text:p>
      <text:p text:style-name="P161"/>
      <text:p text:style-name="P162"><text:s text:c="7"/>6. ADD_TO_GLOBAL_WHOLE_LIBS()</text:p>
      <text:p text:style-name="P163"><text:s text:c="12"/>usage: <text:s/>DUMMY := $(call ADD_TO_GLOBAL_LIBS, your_lib)</text:p>
      <text:p text:style-name="P164"><text:s text:c="12"/>This function will add additional library file for linkage. The<text:s/>library added as whole, without removing</text:p>
      <text:p text:style-name="P165"><text:s text:c="12"/>unused symbols. This is useful if some symbols are needed to be kept but are not referenced explicitly.</text:p>
      <text:p text:style-name="P166"><text:s text:c="11"/>The filename will be formatted automatically, according to linker syntax.</text:p>
      <text:p text:style-name="P167"><text:s text:c="12"/>For example: for GCC use libfoo.a, it will be added to linker as -lfoo flag.</text:p>
      <text:p text:style-name="P168"/>
      <text:p text:style-name="P169"><text:s text:c="7"/>7. ADD_TO_GLOBAL_LIBS_PATH()</text:p>
      <text:p text:style-name="P170"><text:s text:c="12"/>usage: <text:s/>DUMMY := $(call ADD_TO_GLOBAL_LIBS_PATH, path/to/lib/folder)</text:p>
      <text:p text:style-name="P171"><text:s text:c="12"/>This function will add additional search path for<text:s/>libraries.</text:p>
      <text:p text:style-name="P172"/>
      <text:p text:style-name="P173"/>
      <text:p text:style-name="P174"><text:span text:style-name="T175"><text:s text:c="7"/></text:span><text:span text:style-name="T176">8</text:span><text:span text:style-name="T177">. sync additional GIT repository to specific hash commit:</text:span></text:p>
      <text:p text:style-name="P178"><text:s text:c="12"/>steps:</text:p>
      <text:list text:style-name="LFO3" text:continue-numbering="true">
        <text:list-item>
          <text:p text:style-name="P179"><text:span text:style-name="T180">create variable that will contain requested commit</text:span></text:p>
        </text:list-item>
        <text:list-item>
          <text:p text:style-name="P181">populate CURR_GIT_COMMIT_HASH_VARIABLE with name of variable from (a)</text:p>
        </text:list-item>
        <text:list-item>
          <text:p text:style-name="P182">populate CURR_GIT_REPO_DIR with path<text:s/>to requested repository</text:p>
        </text:list-item>
        <text:list-item>
          <text:p text:style-name="P183">include $(MAKEFILES_ROOT_DIR)/_include_functions/git_prebuild_repo_check.mk</text:p>
        </text:list-item>
      </text:list>
      <text:p text:style-name="P184"/>
      <text:p text:style-name="P185">for example:</text:p>
      <text:p text:style-name="P186"><text:s text:c="4"/>MY_HASH :="4fe2cfe3ff7a6f4a7083fa98f1ff07005d226ec8"</text:p>
      <text:p text:style-name="P187"><text:s text:c="4"/>CURR_GIT_COMMIT_HASH_VARIABLE :=MY_HASH</text:p>
      <text:p text:style-name="P188"><text:span text:style-name="T189"><text:s text:c="4"/>CURR_GIT_REPO_DIR :=$(</text:span><text:span text:style-name="T190"><text:s/></text:span><text:span text:style-name="T191">EXTERNAL_SOURCE_ROOT_DIR)/my_git_repo</text:span></text:p>
      <text:p text:style-name="P192"><text:span text:style-name="T193"><text:s text:c="16"/>include $(MAKEFILES_ROOT_DIR)/_include_functions/git_prebuild_repo_check.mk</text:span></text:p>
      <text:p text:style-name="P194"/>
      <text:p text:style-name="P195"/>
      <text:p text:style-name="P196"><text:span text:style-name="T197"><text:s text:c="7"/></text:span><text:span text:style-name="T198">9</text:span><text:span text:style-name="T199">.<text:s/></text:span><text:span text:style-name="T200">touch_no_create</text:span><text:span text:style-name="T201">()</text:span><text:span text:style-name="T202">:</text:span></text:p>
      <text:p text:style-name="P203"><text:span text:style-name="T204"><text:s text:c="12"/>usage: <text:s/>DUMMY := $(call<text:s/></text:span><text:span text:style-name="T205">touch_no_create</text:span><text:span text:style-name="T206">,</text:span><text:span text:style-name="T207"><text:s/>file_name</text:span><text:span text:style-name="T208">)</text:span></text:p>
      <text:p text:style-name="P209"><text:s text:c="12"/>This function will update access and modification date of file.</text:p>
      <text:p text:style-name="P210"><text:s text:c="12"/>If file does not exist then this file will NOT be created.</text:p>
      <text:p text:style-name="P211"><text:span text:style-name="T212"><text:s text:c="12"/>This function is usefu</text:span><text:span text:style-name="T213">l if you want to force 'make' utility to see some file</text:span><text:span text:style-name="T214"><text:s/></text:span><text:span text:style-name="T215">as updated</text:span><text:span text:style-name="T21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system" style:font-pitch="variable" svg:panose-1="2 2 6 9 4 2 5 8 3 4"/>
    <style:font-face style:name="Nachlieli CLM" svg:font-family="Nachlieli CLM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David CLM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Nachlieli CLM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4513in" text:min-label-width="0.25in" text:list-level-position-and-space-mode="label-alignment">
          <style:list-level-label-alignment text:label-followed-by="listtab" fo:margin-left="0.701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513in" text:min-label-width="0.25in" text:list-level-position-and-space-mode="label-alignment">
          <style:list-level-label-alignment text:label-followed-by="listtab" fo:margin-left="1.201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63in" text:min-label-width="0.125in" text:list-level-position-and-space-mode="label-alignment">
          <style:list-level-label-alignment text:label-followed-by="listtab" fo:margin-left="1.7013in" fo:text-indent="-0.125in"/>
        </style:list-level-properties>
      </text:list-level-style-number>
      <text:list-level-style-number text:level="4" style:num-suffix="." style:num-format="1">
        <style:list-level-properties text:space-before="1.9513in" text:min-label-width="0.25in" text:list-level-position-and-space-mode="label-alignment">
          <style:list-level-label-alignment text:label-followed-by="listtab" fo:margin-left="2.201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13in" text:min-label-width="0.25in" text:list-level-position-and-space-mode="label-alignment">
          <style:list-level-label-alignment text:label-followed-by="listtab" fo:margin-left="2.701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63in" text:min-label-width="0.125in" text:list-level-position-and-space-mode="label-alignment">
          <style:list-level-label-alignment text:label-followed-by="listtab" fo:margin-left="3.2013in" fo:text-indent="-0.125in"/>
        </style:list-level-properties>
      </text:list-level-style-number>
      <text:list-level-style-number text:level="7" style:num-suffix="." style:num-format="1">
        <style:list-level-properties text:space-before="3.4513in" text:min-label-width="0.25in" text:list-level-position-and-space-mode="label-alignment">
          <style:list-level-label-alignment text:label-followed-by="listtab" fo:margin-left="3.701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13in" text:min-label-width="0.25in" text:list-level-position-and-space-mode="label-alignment">
          <style:list-level-label-alignment text:label-followed-by="listtab" fo:margin-left="4.201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63in" text:min-label-width="0.125in" text:list-level-position-and-space-mode="label-alignment">
          <style:list-level-label-alignment text:label-followed-by="listtab" fo:margin-left="4.701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833in" fo:margin-left="0.4166in" fo:margin-bottom="0.7833in" fo:margin-right="0.4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50 Andrew Zamansky</dc:creator>
    <meta:creation-date>2021-05-14T10:06:00Z</meta:creation-date>
    <dc:date>2023-05-18T18:32:00Z</dc:date>
    <meta:template xlink:href="Normal.dotm" xlink:type="simple"/>
    <meta:editing-cycles>49</meta:editing-cycles>
    <meta:editing-duration>PT122760S</meta:editing-duration>
    <meta:document-statistic meta:page-count="4" meta:paragraph-count="11" meta:word-count="855" meta:character-count="5722" meta:row-count="40" meta:non-whitespace-character-count="4878"/>
  </office:meta>
</office:document-meta>
</file>